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&#10;&#9;&#9;&#9;&#9;&#9;&#9;Title&#10;&#9;&#9;&#9;&#9;&#9;">So you want a Start-up</text:p>
      <text:h text:style-name="Heading_20_1" text:outline-level="1">Introduction</text:h>
      <text:h text:style-name="Heading_20_2" text:outline-level="2">None of this is advice</text:h>
      <text:h text:style-name="Heading_20_2" text:outline-level="2">All material based on my own<text:line-break/>experience and predujice</text:h>
      <text:h text:style-name="Heading_20_1" text:outline-level="1">Having an idea</text:h>
      <text:h text:style-name="Heading_20_2" text:outline-level="2">Scratching your own itch</text:h>
      <text:h text:style-name="Heading_20_2" text:outline-level="2">Scraching somone elses itch</text:h>
      <text:h text:style-name="Heading_20_2" text:outline-level="2">Real Market</text:h>
      <text:h text:style-name="Heading_20_3" text:outline-level="3">Research</text:h>
      <text:h text:style-name="Heading_20_4" text:outline-level="4">Other products</text:h>
      <text:h text:style-name="Heading_20_4" text:outline-level="4">Blogs</text:h>
      <text:h text:style-name="Heading_20_4" text:outline-level="4">Web</text:h>
      <text:h text:style-name="Heading_20_4" text:outline-level="4">People Network</text:h>
      <text:h text:style-name="Heading_20_4" text:outline-level="4">Consultants</text:h>
      <text:h text:style-name="Heading_20_1" text:outline-level="1">Know why you are doing this</text:h>
      <text:h text:style-name="Heading_20_2" text:outline-level="2">Challenge</text:h>
      <text:h text:style-name="Heading_20_2" text:outline-level="2">Experience</text:h>
      <text:h text:style-name="Heading_20_2" text:outline-level="2">To be 1.0</text:h>
      <text:h text:style-name="Heading_20_2" text:outline-level="2">Money</text:h>
      <text:h text:style-name="Heading_20_2" text:outline-level="2">What will you give up</text:h>
      <text:h text:style-name="Heading_20_1" text:outline-level="1">A team</text:h>
      <text:h text:style-name="Heading_20_2" text:outline-level="2">Skill areas</text:h>
      <text:h text:style-name="Heading_20_3" text:outline-level="3">Selling/Markting</text:h>
      <text:h text:style-name="Heading_20_3" text:outline-level="3">Creating the product</text:h>
      <text:h text:style-name="Heading_20_4" text:outline-level="4">Technology</text:h>
      <text:h text:style-name="Heading_20_4" text:outline-level="4">Managment</text:h>
      <text:h text:style-name="Heading_20_3" text:outline-level="3">Financial Control and<text:line-break/>business management</text:h>
      <text:h text:style-name="Heading_20_2" text:outline-level="2">Beware of working with friends</text:h>
      <text:h text:style-name="Heading_20_3" text:outline-level="3">They may not stay friends for long</text:h>
      <text:h text:style-name="Heading_20_2" text:outline-level="2">Must be open and honest</text:h>
      <text:h text:style-name="Heading_20_3" text:outline-level="3">Some things happen fast and hot</text:h>
      <text:h text:style-name="Heading_20_2" text:outline-level="2">Must trust/respect each other</text:h>
      <text:h text:style-name="Heading_20_3" text:outline-level="3">Still probe assumptions<text:line-break/>and ask questions</text:h>
      <text:h text:style-name="Heading_20_1" text:outline-level="1">Getting investment</text:h>
      <text:h text:style-name="Heading_20_2" text:outline-level="2">Your own savings</text:h>
      <text:h text:style-name="Heading_20_3" text:outline-level="3">Protect your<text:line-break/>home/family etc.</text:h>
      <text:h text:style-name="Heading_20_2" text:outline-level="2">Angels</text:h>
      <text:h text:style-name="Heading_20_3" text:outline-level="3">People in your network</text:h>
      <text:h text:style-name="Heading_20_3" text:outline-level="3">Angel 'clubs'</text:h>
      <text:h text:style-name="Heading_20_3" text:outline-level="3">Smaller investers<text:line-break/>- seed money</text:h>
      <text:h text:style-name="Heading_20_2" text:outline-level="2">Venture Capatlists</text:h>
      <text:h text:style-name="Heading_20_3" text:outline-level="3">Large money &gt; US$2-3</text:h>
      <text:h text:style-name="Heading_20_3" text:outline-level="3">Beware of terms</text:h>
      <text:h text:style-name="Heading_20_4" text:outline-level="4">They can control your company</text:h>
      <text:h text:style-name="Heading_20_3" text:outline-level="3">Hard to get in front off</text:h>
      <text:h text:style-name="Heading_20_4" text:outline-level="4">People will help you, for<text:line-break/>a share in the company</text:h>
      <text:h text:style-name="Heading_20_1" text:outline-level="1">Where is the centre<text:line-break/>of start-up Universe?</text:h>
      <text:h text:style-name="Heading_20_2" text:outline-level="2">US has more legal expertise</text:h>
      <text:h text:style-name="Heading_20_2" text:outline-level="2">US has more investers</text:h>
      <text:h text:style-name="Heading_20_2" text:outline-level="2">US has more customers</text:h>
      <text:h text:style-name="Heading_20_2" text:outline-level="2">US has more start-ups</text:h>
      <text:h text:style-name="Heading_20_3" text:outline-level="3">But there are lots<text:line-break/>everywhere else as well</text:h>
      <text:h text:style-name="Heading_20_2" text:outline-level="2">China is the future</text:h>
      <text:h text:style-name="Heading_20_1" text:outline-level="1">Communication</text:h>
      <text:h text:style-name="Heading_20_2" text:outline-level="2">Networking</text:h>
      <text:h text:style-name="Heading_20_3" text:outline-level="3">Elevator pitch</text:h>
      <text:h text:style-name="Heading_20_2" text:outline-level="2">Presentations</text:h>
      <text:h text:style-name="Heading_20_3" text:outline-level="3">For customers</text:h>
      <text:h text:style-name="Heading_20_3" text:outline-level="3">Investers</text:h>
      <text:h text:style-name="Heading_20_2" text:outline-level="2">Website</text:h>
      <text:h text:style-name="Heading_20_2" text:outline-level="2">Getting the product<text:line-break/>in front of people</text:h>
      <text:h text:style-name="Heading_20_3" text:outline-level="3">c.o.l.a.</text:h>
      <text:h text:style-name="Heading_20_3" text:outline-level="3">NewsForge</text:h>
      <text:h text:style-name="Heading_20_3" text:outline-level="3">You tell me</text:h>
      <text:h text:style-name="Heading_20_3" text:outline-level="3">All about the downloads</text:h>
      <text:h text:style-name="Heading_20_2" text:outline-level="2">Beware spending marketing $$</text:h>
      <text:h text:style-name="Heading_20_1" text:outline-level="1">OSS License policy</text:h>
      <text:list text:style-name="L1">
        <text:list-item>
          <text:p text:style-name="&#10;&#9;&#9;&#9;&#9;&#9;&#9;&#9;&#9;&#9;&#9;Standard&#10;&#9;&#9;&#9;&#9;&#9;&#9;&#9;&#9;&#9;">It's a tar pit</text:p>
          <text:list text:style-name="L1">
            <text:list-item>
              <text:p text:style-name="&#10;&#9;&#9;&#9;&#9;&#9;&#9;&#9;&#9;&#9;&#9;Standard&#10;&#9;&#9;&#9;&#9;&#9;&#9;&#9;&#9;&#9;">No case law<text:line-break/>or experience</text:p>
            </text:list-item>
          </text:list>
        </text:list-item>
      </text:list>
      <text:list text:style-name="L1">
        <text:list-item>
          <text:p text:style-name="&#10;&#9;&#9;&#9;&#9;&#9;&#9;&#9;&#9;&#9;&#9;Standard&#10;&#9;&#9;&#9;&#9;&#9;&#9;&#9;&#9;&#9;">Investers and suites<text:line-break/>are scared of 'viral'<text:line-break/>licences i.e. GPL</text:p>
        </text:list-item>
      </text:list>
      <text:list text:style-name="L1">
        <text:list-item>
          <text:p text:style-name="&#10;&#9;&#9;&#9;&#9;&#9;&#9;&#9;&#9;&#9;&#9;Standard&#10;&#9;&#9;&#9;&#9;&#9;&#9;&#9;&#9;&#9;">Need to be compatible with<text:line-break/>any embedded OSS products </text:p>
        </text:list-item>
      </text:list>
      <text:list text:style-name="L1">
        <text:list-item>
          <text:p text:style-name="&#10;&#9;&#9;&#9;&#9;&#9;&#9;&#9;&#9;&#9;&#9;Standard&#10;&#9;&#9;&#9;&#9;&#9;&#9;&#9;&#9;&#9;">Use OSI License, don't re-invent the wheel</text:p>
        </text:list-item>
      </text:list>
      <text:h text:style-name="Heading_20_1" text:outline-level="1">Schedules</text:h>
      <text:h text:style-name="Heading_20_2" text:outline-level="2">Often times of frustration<text:line-break/>when nothing happens</text:h>
      <text:h text:style-name="Heading_20_2" text:outline-level="2">Use downtime</text:h>
      <text:h text:style-name="Heading_20_3" text:outline-level="3">Marketing material</text:h>
      <text:h text:style-name="Heading_20_3" text:outline-level="3">Dev infrastructure</text:h>
      <text:h text:style-name="Heading_20_2" text:outline-level="2">Be flexible -- it takes longer than you think</text:h>
      <text:h text:style-name="Heading_20_1" text:outline-level="1">Final Points</text:h>
      <text:h text:style-name="Heading_20_2" text:outline-level="2">Be flexible</text:h>
      <text:h text:style-name="Heading_20_2" text:outline-level="2">Be ready for the stress</text:h>
      <text:h text:style-name="Heading_20_2" text:outline-level="2">Know why you are doing this</text:h>
      <text:h text:style-name="Heading_20_2" text:outline-level="2">Accept that it will<text:line-break/>probably fail</text:h>
      <text:h text:style-name="Heading_20_2" text:outline-level="2">Believe it's worth doing</text:h>
      <text:h text:style-name="Heading_20_3" text:outline-level="3">Make sure your important<text:line-break/>people also think it's worth it</text:h>
      <text:h text:style-name="Heading_20_1" text:outline-level="1">Financials</text:h>
      <text:h text:style-name="Heading_20_2" text:outline-level="2">Business Plan</text:h>
      <text:h text:style-name="Heading_20_3" text:outline-level="3">Financials</text:h>
      <text:h text:style-name="Heading_20_4" text:outline-level="4">Market opportunity</text:h>
      <text:h text:style-name="Heading_20_4" text:outline-level="4">Costs</text:h>
      <text:h text:style-name="Heading_20_5" text:outline-level="5">Professional services</text:h>
      <text:h text:style-name="Heading_20_6" text:outline-level="6">Lawyers</text:h>
      <text:h text:style-name="Heading_20_6" text:outline-level="6">PR/artwork/website/etc</text:h>
      <text:h text:style-name="Heading_20_6" text:outline-level="6">Accounting</text:h>
      <text:h text:style-name="Heading_20_6" text:outline-level="6">Bank Charges</text:h>
      <text:h text:style-name="Heading_20_4" text:outline-level="4">Investment plan</text:h>
      <text:h text:style-name="Heading_20_3" text:outline-level="3">Assumptions</text:h>
      <text:h text:style-name="Heading_20_3" text:outline-level="3">Your value</text:h>
      <text:h text:style-name="Heading_20_4" text:outline-level="4">Why will you succed?</text:h>
      <text:h text:style-name="Heading_20_5" text:outline-level="5">Your team</text:h>
      <text:h text:style-name="Heading_20_4" text:outline-level="4">
      Customers who will
    
      pay REAL MONEY
    </text:h>
      <text:h text:style-name="Heading_20_2" text:outline-level="2">Make sure the money<text:line-break/>is managed</text:h>
      <text:h text:style-name="Heading_20_2" text:outline-level="2">Revenue</text:h>
      <text:h text:style-name="Heading_20_3" text:outline-level="3">Licence sales</text:h>
      <text:list text:style-name="L1">
        <text:list-item>
          <text:p text:style-name="&#10;&#9;&#9;&#9;&#9;&#9;&#9;&#9;&#9;&#9;&#9;Standard&#10;&#9;&#9;&#9;&#9;&#9;&#9;&#9;&#9;&#9;">But it's Open Source</text:p>
        </text:list-item>
      </text:list>
      <text:h text:style-name="Heading_20_3" text:outline-level="3">Consulting</text:h>
      <text:h text:style-name="Heading_20_4" text:outline-level="4">Scale</text:h>
      <text:h text:style-name="Heading_20_3" text:outline-level="3">Support</text:h>
      <text:h text:style-name="Heading_20_3" text:outline-level="3">Donation ware</text:h>
    </office:text>
  </office:body>
</office:document-content>
</file>

<file path=styles.xml><?xml version="1.0" encoding="utf-8"?>
<!--
/*Freeplane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